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ontrol.getHead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mustRe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no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Control.appendDirective( StringBuilder builder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Control.proxyRe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staleWhileRevalidate( long staleWhileRevalidate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sMaxAge( Duration s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cache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no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no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Control.maxAge( Duration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Contro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staleIfError( long staleIfError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Control.staleIfError( Duration staleIf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cache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staleWhileRevalidate( Duration staleWhileRe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.maxAge( long maxAge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sMaxAge( long sMaxAge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ontrol.toHeaderValu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